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HelperField.append( char [ ] st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OptimizeFrequ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MaxFiel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etMaxFieldLength( int maxFiel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rConfiguration.IndexerConfiguration( String analyzerClassname , String indexDirectory , int indexerMergeFactor , int indexerMaxFieldLength , int indexerOptimizeFrequ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uceneIndexTransform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reindex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uceneIndexTransformer.needToOptim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uceneIndexTransformer.characters( char [ ] ch , int star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uceneIndex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IndexHelperField(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IndexTransformer.setDirectory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tartElement( String namespaceURI , String localName , String qName , Attributes att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IndexHelperField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etOptimizeFrequency( int optimizeFrequ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IndexTransformer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ui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append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etMergeFactor(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open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uceneIndexTransformer.open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uceneIndex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uceneIndex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.setAnalyzer( String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endElement( String namespaceURI , String localName , String q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IndexHelperField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